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1.6654in"/>
    </style:style>
    <style:style style:name="co3" style:family="table-column">
      <style:table-column-properties fo:break-before="auto" style:column-width="0.2173in"/>
    </style:style>
    <style:style style:name="co4" style:family="table-column">
      <style:table-column-properties fo:break-before="auto" style:column-width="0.2709in"/>
    </style:style>
    <style:style style:name="co5" style:family="table-column">
      <style:table-column-properties fo:break-before="auto" style:column-width="1.4028in"/>
    </style:style>
    <style:style style:name="co6" style:family="table-column">
      <style:table-column-properties fo:break-before="auto" style:column-width="0.55in"/>
    </style:style>
    <style:style style:name="co7" style:family="table-column">
      <style:table-column-properties fo:break-before="auto" style:column-width="0.5929in"/>
    </style:style>
    <style:style style:name="co8" style:family="table-column">
      <style:table-column-properties fo:break-before="auto" style:column-width="0.6138in"/>
    </style:style>
    <style:style style:name="co9" style:family="table-column">
      <style:table-column-properties fo:break-before="auto" style:column-width="1.1791in"/>
    </style:style>
    <style:style style:name="co10" style:family="table-column">
      <style:table-column-properties fo:break-before="auto" style:column-width="1.0272in"/>
    </style:style>
    <style:style style:name="co11" style:family="table-column">
      <style:table-column-properties fo:break-before="auto" style:column-width="0.7in"/>
    </style:style>
    <style:style style:name="co12" style:family="table-column">
      <style:table-column-properties fo:break-before="auto" style:column-width="0.7217in"/>
    </style:style>
    <style:style style:name="co13" style:family="table-column">
      <style:table-column-properties fo:break-before="auto" style:column-width="1.2417in"/>
    </style:style>
    <style:style style:name="co14" style:family="table-column">
      <style:table-column-properties fo:break-before="auto" style:column-width="0.9465in"/>
    </style:style>
    <style:style style:name="co15" style:family="table-column">
      <style:table-column-properties fo:break-before="auto" style:column-width="0.6898in"/>
    </style:style>
    <style:style style:name="co16" style:family="table-column">
      <style:table-column-properties fo:break-before="auto" style:column-width="1.0646in"/>
    </style:style>
    <style:style style:name="co17" style:family="table-column">
      <style:table-column-properties fo:break-before="auto" style:column-width="1.2043in"/>
    </style:style>
    <style:style style:name="co18" style:family="table-column">
      <style:table-column-properties fo:break-before="auto" style:column-width="0.9146in"/>
    </style:style>
    <style:style style:name="co19" style:family="table-column">
      <style:table-column-properties fo:break-before="auto" style:column-width="0.8398in"/>
    </style:style>
    <style:style style:name="co20" style:family="table-column">
      <style:table-column-properties fo:break-before="auto" style:column-width="0.8717in"/>
    </style:style>
    <style:style style:name="co21" style:family="table-column">
      <style:table-column-properties fo:break-before="auto" style:column-width="0.8283in"/>
    </style:style>
    <style:style style:name="co22" style:family="table-column">
      <style:table-column-properties fo:break-before="auto" style:column-width="0.7646in"/>
    </style:style>
    <style:style style:name="co23" style:family="table-column">
      <style:table-column-properties fo:break-before="auto" style:column-width="1.3862in"/>
    </style:style>
    <style:style style:name="co24" style:family="table-column">
      <style:table-column-properties fo:break-before="auto" style:column-width="6.2646in"/>
    </style:style>
    <style:style style:name="co2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3.7744in" fo:break-before="auto" style:use-optimal-row-height="fals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wrap-option="wrap" fo:border="0.06pt solid #000000" style:vertical-align="top"/>
      <style:paragraph-properties fo:text-align="start" fo:margin-left="0in"/>
    </style:style>
    <style:style style:name="ce4" style:family="table-cell" style:parent-style-name="Default">
      <style:table-cell-properties fo:background-color="#ffdbb6" style:text-align-source="fix" style:repeat-content="false" fo:border="0.06pt solid #000000"/>
      <style:paragraph-properties fo:text-align="center" fo:margin-left="0in"/>
    </style:style>
    <style:style style:name="ce5" style:family="table-cell" style:parent-style-name="Default">
      <style:table-cell-properties fo:background-color="#ffdbb6" fo:border="0.06pt solid #000000"/>
    </style:style>
    <style:style style:name="ce6" style:family="table-cell" style:parent-style-name="Default">
      <style:table-cell-properties fo:background-color="#f6f9d4" style:text-align-source="fix" style:repeat-content="false" fo:border="0.06pt solid #000000"/>
      <style:paragraph-properties fo:text-align="center" fo:margin-left="0in"/>
    </style:style>
    <style:style style:name="ce7" style:family="table-cell" style:parent-style-name="Default">
      <style:table-cell-properties fo:background-color="#f6f9d4" fo:border="0.06pt solid #000000"/>
    </style:style>
    <style:style style:name="ce8" style:family="table-cell" style:parent-style-name="Default" style:data-style-name="N61">
      <style:table-cell-properties style:text-align-source="fix" style:repeat-content="false" fo:border="0.06pt solid #000000"/>
      <style:paragraph-properties fo:text-align="center" fo:margin-left="0in"/>
    </style:style>
    <style:style style:name="ce9" style:family="table-cell" style:parent-style-name="Default" style:data-style-name="N61">
      <style:table-cell-properties fo:border="0.06pt solid #000000"/>
    </style:style>
    <style:style style:name="ce10" style:family="table-cell" style:parent-style-name="Default" style:data-style-name="N61"/>
    <style:style style:name="ce11" style:family="table-cell" style:parent-style-name="Default" style:data-style-name="N100">
      <style:table-cell-properties fo:border="0.06pt solid #000000"/>
    </style:style>
    <style:style style:name="ce12" style:family="table-cell" style:parent-style-name="Default" style:data-style-name="N100"/>
    <style:style style:name="T1" style:family="text">
      <style:text-properties style:text-position="super 58%"/>
    </style:style>
  </office:automatic-styles>
  <office:body>
    <office:spreadsheet>
      <table:calculation-settings table:automatic-find-labels="false" table:use-regular-expressions="false" table:use-wildcards="true"/>
      <table:table table:name="realdata_estimation_results_log" table:style-name="ta1">
        <office:forms form:automatic-focus="false" form:apply-design-mode="false"/>
        <table:table-column table:style-name="co1" table:visibility="collapse" table:default-cell-style-name="ce2"/>
        <table:table-column table:style-name="co2" table:visibility="collapse" table:default-cell-style-name="ce2"/>
        <table:table-column table:style-name="co3" table:default-cell-style-name="ce2"/>
        <table:table-column table:style-name="co4" table:default-cell-style-name="ce2"/>
        <table:table-column table:style-name="co5" table:default-cell-style-name="ce2"/>
        <table:table-column table:style-name="co6" table:visibility="collapse" table:default-cell-style-name="ce2"/>
        <table:table-column table:style-name="co7" table:visibility="collapse" table:default-cell-style-name="ce2"/>
        <table:table-column table:style-name="co8" table:visibility="collapse" table:default-cell-style-name="ce2"/>
        <table:table-column table:style-name="co9" table:default-cell-style-name="ce5"/>
        <table:table-column table:style-name="co10" table:default-cell-style-name="ce5"/>
        <table:table-column table:style-name="co11" table:visibility="collapse" table:default-cell-style-name="ce2"/>
        <table:table-column table:style-name="co12" table:visibility="collapse" table:default-cell-style-name="ce2"/>
        <table:table-column table:style-name="co13" table:default-cell-style-name="ce7"/>
        <table:table-column table:style-name="co14" table:default-cell-style-name="ce7"/>
        <table:table-column table:style-name="co11" table:visibility="collapse" table:default-cell-style-name="ce2"/>
        <table:table-column table:style-name="co12" table:visibility="collapse" table:default-cell-style-name="ce2"/>
        <table:table-column table:style-name="co15" table:visibility="collapse" table:default-cell-style-name="ce2"/>
        <table:table-column table:style-name="co16" table:default-cell-style-name="ce9"/>
        <table:table-column table:style-name="co17" table:visibility="collapse" table:default-cell-style-name="ce2"/>
        <table:table-column table:style-name="co18" table:visibility="collapse" table:default-cell-style-name="ce2"/>
        <table:table-column table:style-name="co3" table:visibility="collapse" table:default-cell-style-name="ce2"/>
        <table:table-column table:style-name="co19" table:visibility="collapse" table:default-cell-style-name="ce2"/>
        <table:table-column table:style-name="co20" table:visibility="collapse" table:default-cell-style-name="ce2"/>
        <table:table-column table:style-name="co19" table:visibility="collapse" table:default-cell-style-name="ce2"/>
        <table:table-column table:style-name="co21" table:visibility="collapse" table:default-cell-style-name="ce2"/>
        <table:table-column table:style-name="co22" table:visibility="collapse" table:default-cell-style-name="ce2"/>
        <table:table-column table:style-name="co1" table:visibility="collapse" table:default-cell-style-name="ce2"/>
        <table:table-column table:style-name="co23" table:visibility="collapse" table:default-cell-style-name="ce2"/>
        <table:table-column table:style-name="co24" table:visibility="collapse" table:default-cell-style-name="ce2"/>
        <table:table-column table:style-name="co25" table:number-columns-repeated="995" table:default-cell-style-name="ce2"/>
        <table:table-row table:style-name="ro1">
          <table:table-cell table:style-name="ce1" office:value-type="string" calcext:value-type="string">
            <text:p>seed</text:p>
          </table:table-cell>
          <table:table-cell table:style-name="ce1" office:value-type="string" calcext:value-type="string">
            <text:p>type</text:p>
          </table:table-cell>
          <table:table-cell table:style-name="ce1" office:value-type="string" calcext:value-type="string">
            <text:p>N</text:p>
          </table:table-cell>
          <table:table-cell table:style-name="ce1" office:value-type="string" calcext:value-type="string">
            <text:p>T</text:p>
          </table:table-cell>
          <table:table-cell table:style-name="ce1" office:value-type="string" calcext:value-type="string">
            <text:p>ρ</text:p>
          </table:table-cell>
          <table:table-cell table:style-name="ce1" office:value-type="string" calcext:value-type="string">
            <text:p>ρ_start</text:p>
          </table:table-cell>
          <table:table-cell table:style-name="ce1" office:value-type="string" calcext:value-type="string">
            <text:p>ρ_lower</text:p>
          </table:table-cell>
          <table:table-cell table:style-name="ce1" office:value-type="string" calcext:value-type="string">
            <text:p>ρ_upper</text:p>
          </table:table-cell>
          <table:table-cell table:style-name="ce4" office:value-type="string" calcext:value-type="string">
            <text:p>σₐ²_estimate</text:p>
          </table:table-cell>
          <table:table-cell table:style-name="ce4" office:value-type="string" calcext:value-type="string">
            <text:p>σₐ²_start</text:p>
          </table:table-cell>
          <table:table-cell table:style-name="ce1" office:value-type="string" calcext:value-type="string">
            <text:p>σₐ²_lower</text:p>
          </table:table-cell>
          <table:table-cell table:style-name="ce1" office:value-type="string" calcext:value-type="string">
            <text:p>σₐ²_upper</text:p>
          </table:table-cell>
          <table:table-cell table:style-name="ce6" office:value-type="string" calcext:value-type="string">
            <text:p>σᵤ²_estimate</text:p>
          </table:table-cell>
          <table:table-cell table:style-name="ce6" office:value-type="string" calcext:value-type="string">
            <text:p>σᵤ²_start</text:p>
          </table:table-cell>
          <table:table-cell table:style-name="ce1" office:value-type="string" calcext:value-type="string">
            <text:p>σᵤ²_lower</text:p>
          </table:table-cell>
          <table:table-cell table:style-name="ce1" office:value-type="string" calcext:value-type="string">
            <text:p>σᵤ²_upper</text:p>
          </table:table-cell>
          <table:table-cell table:style-name="ce1" office:value-type="string" calcext:value-type="string">
            <text:p>iterations</text:p>
          </table:table-cell>
          <table:table-cell table:style-name="ce8" office:value-type="string" calcext:value-type="string">
            <text:p>LL</text:p>
          </table:table-cell>
          <table:table-cell table:style-name="ce1" office:value-type="string" calcext:value-type="string">
            <text:p>V_norm_finalstep</text:p>
          </table:table-cell>
          <table:table-cell table:style-name="ce1" office:value-type="string" calcext:value-type="string">
            <text:p>V_norm_true</text:p>
          </table:table-cell>
          <table:table-cell table:style-name="ce1" office:value-type="string" calcext:value-type="string">
            <text:p>V</text:p>
          </table:table-cell>
          <table:table-cell table:style-name="ce1" office:value-type="string" calcext:value-type="string">
            <text:p>b₀₁</text:p>
          </table:table-cell>
          <table:table-cell table:style-name="ce1" office:value-type="string" calcext:value-type="string">
            <text:p>b₀₂</text:p>
          </table:table-cell>
          <table:table-cell table:style-name="ce1" office:value-type="string" calcext:value-type="string">
            <text:p>b₀₃</text:p>
          </table:table-cell>
          <table:table-cell table:style-name="ce1" office:value-type="string" calcext:value-type="string">
            <text:p>b₀₄</text:p>
          </table:table-cell>
          <table:table-cell table:style-name="ce1" office:value-type="string" calcext:value-type="string">
            <text:p>β₁</text:p>
          </table:table-cell>
          <table:table-cell table:style-name="ce1" office:value-type="string" calcext:value-type="string">
            <text:p>β₂</text:p>
          </table:table-cell>
          <table:table-cell table:style-name="ce1" office:value-type="string" calcext:value-type="string">
            <text:p>runtime</text:p>
          </table:table-cell>
          <table:table-cell table:style-name="ce1" office:value-type="string" calcext:value-type="string">
            <text:p>notes</text:p>
          </table:table-cell>
          <table:table-cell table:style-name="ce1"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0.138" calcext:value-type="float">
            <text:p>0.138</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16.727" calcext:value-type="float">
            <text:p>16.727</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60287498977" calcext:value-type="float">
            <text:p>-2.60E+11</text:p>
          </table:table-cell>
          <table:table-cell office:value-type="float" office:value="0" calcext:value-type="float">
            <text:p>0</text:p>
          </table:table-cell>
          <table:table-cell table:number-columns-repeated="2"/>
          <table:table-cell office:value-type="float" office:value="378017.72" calcext:value-type="float">
            <text:p>378017.72</text:p>
          </table:table-cell>
          <table:table-cell office:value-type="float" office:value="-45391.346" calcext:value-type="float">
            <text:p>-45391.346</text:p>
          </table:table-cell>
          <table:table-cell office:value-type="float" office:value="347855.77" calcext:value-type="float">
            <text:p>347855.77</text:p>
          </table:table-cell>
          <table:table-cell office:value-type="float" office:value="314643.987" calcext:value-type="float">
            <text:p>314643.987</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0:17</text:p>
          </table:table-cell>
          <table:table-cell office:value-type="string" calcext:value-type="string">
            <text:p>Estimated parameters after convergence of the iterative method</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0.103" calcext:value-type="float">
            <text:p>0.103</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16.747" calcext:value-type="float">
            <text:p>16.747</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59977413233" calcext:value-type="float">
            <text:p>-2.60E+11</text:p>
          </table:table-cell>
          <table:table-cell office:value-type="float" office:value="0" calcext:value-type="float">
            <text:p>0</text:p>
          </table:table-cell>
          <table:table-cell table:number-columns-repeated="2"/>
          <table:table-cell office:value-type="float" office:value="378017.714" calcext:value-type="float">
            <text:p>378017.714</text:p>
          </table:table-cell>
          <table:table-cell office:value-type="float" office:value="-45391.352" calcext:value-type="float">
            <text:p>-45391.352</text:p>
          </table:table-cell>
          <table:table-cell office:value-type="float" office:value="347855.764" calcext:value-type="float">
            <text:p>347855.764</text:p>
          </table:table-cell>
          <table:table-cell office:value-type="float" office:value="314643.981" calcext:value-type="float">
            <text:p>314643.981</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0:40</text:p>
          </table:table-cell>
          <table:table-cell office:value-type="string" calcext:value-type="string">
            <text:p>Estimated parameters after convergence of the iterative method</text:p>
          </table:table-cell>
          <table:table-cell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0.101" calcext:value-type="float">
            <text:p>0.101</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16.749" calcext:value-type="float">
            <text:p>16.749</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59960720806" calcext:value-type="float">
            <text:p>-2.60E+11</text:p>
          </table:table-cell>
          <table:table-cell office:value-type="float" office:value="0" calcext:value-type="float">
            <text:p>0</text:p>
          </table:table-cell>
          <table:table-cell table:number-columns-repeated="2"/>
          <table:table-cell office:value-type="float" office:value="378017.714" calcext:value-type="float">
            <text:p>378017.714</text:p>
          </table:table-cell>
          <table:table-cell office:value-type="float" office:value="-45391.353" calcext:value-type="float">
            <text:p>-45391.353</text:p>
          </table:table-cell>
          <table:table-cell office:value-type="float" office:value="347855.764" calcext:value-type="float">
            <text:p>347855.764</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1:00</text:p>
          </table:table-cell>
          <table:table-cell office:value-type="string" calcext:value-type="string">
            <text:p>Estimated parameters after convergence of the iterative method</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table:number-columns-repeated="2"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16.749" calcext:value-type="float">
            <text:p>16.749</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59955000948" calcext:value-type="float">
            <text:p>-2.6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1:22</text:p>
          </table:table-cell>
          <table:table-cell office:value-type="string" calcext:value-type="string">
            <text:p>Estimated parameters after convergence of the iterative method</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table:number-columns-repeated="2"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16.749" calcext:value-type="float">
            <text:p>16.749</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59954175581" calcext:value-type="float">
            <text:p>-2.6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1:43</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0.1" calcext:value-type="float">
            <text:p>0.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1:43</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0.1" calcext:value-type="float">
            <text:p>0.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1:44</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0.1" calcext:value-type="float">
            <text:p>0.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1:44</text:p>
          </table:table-cell>
          <table:table-cell table:style-name="Default"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0.1" calcext:value-type="float">
            <text:p>0.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1:45</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39:5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0:17</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0:40</text:p>
          </table:table-cell>
          <table:table-cell table:style-name="Default" office:value-type="string" calcext:value-type="string">
            <text:p>This is the first-pass OLS estimate of b₀ᵢ and β using real data (using GLS with the identity matrix).</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1:0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1:2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1:4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1:4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1:4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1:4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1:4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69" calcext:value-type="float">
            <text:p>1.069</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16.206" calcext:value-type="float">
            <text:p>16.206</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68332384810" calcext:value-type="float">
            <text:p>-2.68E+11</text:p>
          </table:table-cell>
          <table:table-cell office:value-type="float" office:value="0" calcext:value-type="float">
            <text:p>0</text:p>
          </table:table-cell>
          <table:table-cell table:number-columns-repeated="2"/>
          <table:table-cell office:value-type="float" office:value="378017.714" calcext:value-type="float">
            <text:p>378017.714</text:p>
          </table:table-cell>
          <table:table-cell office:value-type="float" office:value="-45391.353" calcext:value-type="float">
            <text:p>-45391.353</text:p>
          </table:table-cell>
          <table:table-cell office:value-type="float" office:value="347855.764" calcext:value-type="float">
            <text:p>347855.764</text:p>
          </table:table-cell>
          <table:table-cell office:value-type="float" office:value="314643.981" calcext:value-type="float">
            <text:p>314643.981</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2:06</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2:0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35" calcext:value-type="float">
            <text:p>1.035</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16.224" calcext:value-type="float">
            <text:p>16.224</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68042170896" calcext:value-type="float">
            <text:p>-2.68E+11</text:p>
          </table:table-cell>
          <table:table-cell office:value-type="float" office:value="0" calcext:value-type="float">
            <text:p>0</text:p>
          </table:table-cell>
          <table:table-cell table:number-columns-repeated="2"/>
          <table:table-cell office:value-type="float" office:value="378017.714" calcext:value-type="float">
            <text:p>378017.714</text:p>
          </table:table-cell>
          <table:table-cell office:value-type="float" office:value="-45391.353" calcext:value-type="float">
            <text:p>-45391.353</text:p>
          </table:table-cell>
          <table:table-cell office:value-type="float" office:value="347855.764" calcext:value-type="float">
            <text:p>347855.764</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2:28</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2:28</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19" calcext:value-type="float">
            <text:p>1.019</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16.232" calcext:value-type="float">
            <text:p>16.232</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67910664001" calcext:value-type="float">
            <text:p>-2.68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3" calcext:value-type="float">
            <text:p>-45391.353</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2:52</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2:5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5" calcext:value-type="float">
            <text:p>1.005</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16.24" calcext:value-type="float">
            <text:p>16.24</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67791579490" calcext:value-type="float">
            <text:p>-2.68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3:12</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3:1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1" calcext:value-type="float">
            <text:p>1.001</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16.242" calcext:value-type="float">
            <text:p>16.242</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67754872289" calcext:value-type="float">
            <text:p>-2.68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3:36</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3:3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 calcext:value-type="float">
            <text:p>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3:36</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3:3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 calcext:value-type="float">
            <text:p>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3:37</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3:37</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 calcext:value-type="float">
            <text:p>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3:37</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3:37</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 calcext:value-type="float">
            <text:p>1</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3:37</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3:38</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7" calcext:value-type="float">
            <text:p>2.07</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15.698" calcext:value-type="float">
            <text:p>15.698</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76714653158" calcext:value-type="float">
            <text:p>-2.77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3" calcext:value-type="float">
            <text:p>-45391.353</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4:00</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4:0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46" calcext:value-type="float">
            <text:p>2.046</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15.71" calcext:value-type="float">
            <text:p>15.71</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76520782761" calcext:value-type="float">
            <text:p>-2.77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3" calcext:value-type="float">
            <text:p>-45391.353</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4:25</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4:2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31" calcext:value-type="float">
            <text:p>2.031</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15.717" calcext:value-type="float">
            <text:p>15.717</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76397469742" calcext:value-type="float">
            <text:p>-2.76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3" calcext:value-type="float">
            <text:p>-45391.353</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4:49</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4:49</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12" calcext:value-type="float">
            <text:p>2.012</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15.726" calcext:value-type="float">
            <text:p>15.726</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76235993215" calcext:value-type="float">
            <text:p>-2.76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5:12</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5:1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3" calcext:value-type="float">
            <text:p>2.003</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15.731" calcext:value-type="float">
            <text:p>15.731</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76161905985" calcext:value-type="float">
            <text:p>-2.76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5:35</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5:3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 calcext:value-type="float">
            <text:p>2</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5:35</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5:3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 calcext:value-type="float">
            <text:p>2</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5:35</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5:3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 calcext:value-type="float">
            <text:p>2</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5:36</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5:3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 calcext:value-type="float">
            <text:p>2</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5:36</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5:3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67" calcext:value-type="float">
            <text:p>5.067</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14.439" calcext:value-type="float">
            <text:p>14.439</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00186248439" calcext:value-type="float">
            <text:p>-3.0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5:59</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5:59</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53" calcext:value-type="float">
            <text:p>5.053</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14.444" calcext:value-type="float">
            <text:p>14.444</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00081020665" calcext:value-type="float">
            <text:p>-3.0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6:22</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6:2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42" calcext:value-type="float">
            <text:p>5.042</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14.448" calcext:value-type="float">
            <text:p>14.448</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00001421474" calcext:value-type="float">
            <text:p>-3.0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6:50</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6:5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22" calcext:value-type="float">
            <text:p>5.022</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14.455" calcext:value-type="float">
            <text:p>14.455</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99849166287" calcext:value-type="float">
            <text:p>-3.0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7:13</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7:1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06" calcext:value-type="float">
            <text:p>5.006</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14.461" calcext:value-type="float">
            <text:p>14.461</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299733718323" calcext:value-type="float">
            <text:p>-3.0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7:33</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7:3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 calcext:value-type="float">
            <text:p>5</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7:34</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7:3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 calcext:value-type="float">
            <text:p>5</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7:34</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7:3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 calcext:value-type="float">
            <text:p>5</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7:35</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7:3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 calcext:value-type="float">
            <text:p>5</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7:35</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7:3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62" calcext:value-type="float">
            <text:p>10.062</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12.931" calcext:value-type="float">
            <text:p>12.931</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34517974192" calcext:value-type="float">
            <text:p>-3.3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8:00</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8:0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51" calcext:value-type="float">
            <text:p>10.051</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12.934" calcext:value-type="float">
            <text:p>12.934</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34446401585" calcext:value-type="float">
            <text:p>-3.34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8:24</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8:2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43" calcext:value-type="float">
            <text:p>10.043</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12.936" calcext:value-type="float">
            <text:p>12.936</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34396853974" calcext:value-type="float">
            <text:p>-3.34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8:46</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8:4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25" calcext:value-type="float">
            <text:p>10.025</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12.94" calcext:value-type="float">
            <text:p>12.94</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34282899027" calcext:value-type="float">
            <text:p>-3.34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9:07</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9:07</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07" calcext:value-type="float">
            <text:p>10.007</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12.945" calcext:value-type="float">
            <text:p>12.945</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34167047951" calcext:value-type="float">
            <text:p>-3.34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9:29</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9:29</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 calcext:value-type="float">
            <text:p>1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9:30</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9:3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 calcext:value-type="float">
            <text:p>1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9:30</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9:3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 calcext:value-type="float">
            <text:p>1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9:31</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9:3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 calcext:value-type="float">
            <text:p>1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49:31</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9:3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56" calcext:value-type="float">
            <text:p>20.056</text:p>
          </table:table-cell>
          <table:table-cell office:value-type="float" office:value="20" calcext:value-type="float">
            <text:p>20</text:p>
          </table:table-cell>
          <table:table-cell office:value-type="float" office:value="0.0001" calcext:value-type="float">
            <text:p>0.0001</text:p>
          </table:table-cell>
          <table:table-cell office:value-type="string" calcext:value-type="string">
            <text:p>Inf</text:p>
          </table:table-cell>
          <table:table-cell office:value-type="float" office:value="11.068" calcext:value-type="float">
            <text:p>11.068</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90180858529" calcext:value-type="float">
            <text:p>-3.9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49:53</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49:5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45" calcext:value-type="float">
            <text:p>20.045</text:p>
          </table:table-cell>
          <table:table-cell office:value-type="float" office:value="20" calcext:value-type="float">
            <text:p>20</text:p>
          </table:table-cell>
          <table:table-cell office:value-type="float" office:value="0.0001" calcext:value-type="float">
            <text:p>0.0001</text:p>
          </table:table-cell>
          <table:table-cell office:value-type="string" calcext:value-type="string">
            <text:p>Inf</text:p>
          </table:table-cell>
          <table:table-cell office:value-type="float" office:value="11.069" calcext:value-type="float">
            <text:p>11.069</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90125049428" calcext:value-type="float">
            <text:p>-3.9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0:17</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0:17</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38" calcext:value-type="float">
            <text:p>20.038</text:p>
          </table:table-cell>
          <table:table-cell office:value-type="float" office:value="20" calcext:value-type="float">
            <text:p>20</text:p>
          </table:table-cell>
          <table:table-cell office:value-type="float" office:value="0.0001" calcext:value-type="float">
            <text:p>0.0001</text:p>
          </table:table-cell>
          <table:table-cell office:value-type="string" calcext:value-type="string">
            <text:p>Inf</text:p>
          </table:table-cell>
          <table:table-cell office:value-type="float" office:value="11.07" calcext:value-type="float">
            <text:p>11.07</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90095075579" calcext:value-type="float">
            <text:p>-3.9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0:45</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0:45</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23" calcext:value-type="float">
            <text:p>20.023</text:p>
          </table:table-cell>
          <table:table-cell office:value-type="float" office:value="20" calcext:value-type="float">
            <text:p>20</text:p>
          </table:table-cell>
          <table:table-cell office:value-type="float" office:value="0.0001" calcext:value-type="float">
            <text:p>0.0001</text:p>
          </table:table-cell>
          <table:table-cell office:value-type="string" calcext:value-type="string">
            <text:p>Inf</text:p>
          </table:table-cell>
          <table:table-cell office:value-type="float" office:value="11.072" calcext:value-type="float">
            <text:p>11.072</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90017750586" calcext:value-type="float">
            <text:p>-3.9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1:07</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1:08</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03" calcext:value-type="float">
            <text:p>20.003</text:p>
          </table:table-cell>
          <table:table-cell office:value-type="float" office:value="20" calcext:value-type="float">
            <text:p>20</text:p>
          </table:table-cell>
          <table:table-cell office:value-type="float" office:value="0.0001" calcext:value-type="float">
            <text:p>0.0001</text:p>
          </table:table-cell>
          <table:table-cell office:value-type="string" calcext:value-type="string">
            <text:p>Inf</text:p>
          </table:table-cell>
          <table:table-cell office:value-type="float" office:value="11.075" calcext:value-type="float">
            <text:p>11.075</text:p>
          </table:table-cell>
          <table:table-cell office:value-type="float" office:value="10" calcext:value-type="float">
            <text:p>10</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389922206210" calcext:value-type="float">
            <text:p>-3.90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1:31</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1:3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1:32</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1:3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1:32</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1:3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1:33</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1:3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1:33</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1:3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049" calcext:value-type="float">
            <text:p>50.049</text:p>
          </table:table-cell>
          <table:table-cell office:value-type="float" office:value="50" calcext:value-type="float">
            <text:p>50</text:p>
          </table:table-cell>
          <table:table-cell office:value-type="float" office:value="0.0001" calcext:value-type="float">
            <text:p>0.0001</text:p>
          </table:table-cell>
          <table:table-cell office:value-type="string" calcext:value-type="string">
            <text:p>Inf</text:p>
          </table:table-cell>
          <table:table-cell office:value-type="float" office:value="8.547" calcext:value-type="float">
            <text:p>8.547</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504636966439" calcext:value-type="float">
            <text:p>-5.0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1:54</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1:5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034" calcext:value-type="float">
            <text:p>50.034</text:p>
          </table:table-cell>
          <table:table-cell office:value-type="float" office:value="50" calcext:value-type="float">
            <text:p>50</text:p>
          </table:table-cell>
          <table:table-cell office:value-type="float" office:value="0.0001" calcext:value-type="float">
            <text:p>0.0001</text:p>
          </table:table-cell>
          <table:table-cell office:value-type="string" calcext:value-type="string">
            <text:p>Inf</text:p>
          </table:table-cell>
          <table:table-cell office:value-type="float" office:value="8.547" calcext:value-type="float">
            <text:p>8.547</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504590281070" calcext:value-type="float">
            <text:p>-5.0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2:14</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2:1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029" calcext:value-type="float">
            <text:p>50.029</text:p>
          </table:table-cell>
          <table:table-cell office:value-type="float" office:value="50" calcext:value-type="float">
            <text:p>50</text:p>
          </table:table-cell>
          <table:table-cell office:value-type="float" office:value="0.0001" calcext:value-type="float">
            <text:p>0.0001</text:p>
          </table:table-cell>
          <table:table-cell office:value-type="string" calcext:value-type="string">
            <text:p>Inf</text:p>
          </table:table-cell>
          <table:table-cell office:value-type="float" office:value="8.548" calcext:value-type="float">
            <text:p>8.548</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504574123334" calcext:value-type="float">
            <text:p>-5.0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2:38</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2:38</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50.014" calcext:value-type="float">
            <text:p>50.014</text:p>
          </table:table-cell>
          <table:table-cell office:value-type="float" office:value="50" calcext:value-type="float">
            <text:p>50</text:p>
          </table:table-cell>
          <table:table-cell office:value-type="float" office:value="0.0001" calcext:value-type="float">
            <text:p>0.0001</text:p>
          </table:table-cell>
          <table:table-cell office:value-type="string" calcext:value-type="string">
            <text:p>Inf</text:p>
          </table:table-cell>
          <table:table-cell office:value-type="float" office:value="8.548" calcext:value-type="float">
            <text:p>8.548</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504529195586" calcext:value-type="float">
            <text:p>-5.0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3:00</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0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 calcext:value-type="float">
            <text:p>1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3:00</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00</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3:01</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0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3:01</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0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3:02</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0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3:02</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0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048" calcext:value-type="float">
            <text:p>100.048</text:p>
          </table:table-cell>
          <table:table-cell office:value-type="float" office:value="100" calcext:value-type="float">
            <text:p>100</text:p>
          </table:table-cell>
          <table:table-cell office:value-type="float" office:value="0.0001" calcext:value-type="float">
            <text:p>0.0001</text:p>
          </table:table-cell>
          <table:table-cell office:value-type="string" calcext:value-type="string">
            <text:p>Inf</text:p>
          </table:table-cell>
          <table:table-cell office:value-type="float" office:value="6.877" calcext:value-type="float">
            <text:p>6.877</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626865353378" calcext:value-type="float">
            <text:p>-6.27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3:23</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2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027" calcext:value-type="float">
            <text:p>100.027</text:p>
          </table:table-cell>
          <table:table-cell office:value-type="float" office:value="100" calcext:value-type="float">
            <text:p>100</text:p>
          </table:table-cell>
          <table:table-cell office:value-type="float" office:value="0.0001" calcext:value-type="float">
            <text:p>0.0001</text:p>
          </table:table-cell>
          <table:table-cell office:value-type="string" calcext:value-type="string">
            <text:p>Inf</text:p>
          </table:table-cell>
          <table:table-cell office:value-type="float" office:value="6.878" calcext:value-type="float">
            <text:p>6.878</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626822300754" calcext:value-type="float">
            <text:p>-6.27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3:44</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3:44</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021" calcext:value-type="float">
            <text:p>100.021</text:p>
          </table:table-cell>
          <table:table-cell office:value-type="float" office:value="100" calcext:value-type="float">
            <text:p>100</text:p>
          </table:table-cell>
          <table:table-cell office:value-type="float" office:value="0.0001" calcext:value-type="float">
            <text:p>0.0001</text:p>
          </table:table-cell>
          <table:table-cell office:value-type="string" calcext:value-type="string">
            <text:p>Inf</text:p>
          </table:table-cell>
          <table:table-cell office:value-type="float" office:value="6.878" calcext:value-type="float">
            <text:p>6.878</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626811425090" calcext:value-type="float">
            <text:p>-6.27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4:06</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4:0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100.007" calcext:value-type="float">
            <text:p>100.007</text:p>
          </table:table-cell>
          <table:table-cell office:value-type="float" office:value="100" calcext:value-type="float">
            <text:p>100</text:p>
          </table:table-cell>
          <table:table-cell office:value-type="float" office:value="0.0001" calcext:value-type="float">
            <text:p>0.0001</text:p>
          </table:table-cell>
          <table:table-cell office:value-type="string" calcext:value-type="string">
            <text:p>Inf</text:p>
          </table:table-cell>
          <table:table-cell office:value-type="float" office:value="6.878" calcext:value-type="float">
            <text:p>6.878</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626782113905" calcext:value-type="float">
            <text:p>-6.27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4:26</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4:26</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 calcext:value-type="float">
            <text:p>1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4:27</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4:27</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4:27</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4:27</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4:28</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4:28</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4:28</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4:28</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4:29</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4:29</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table:style-name="Default" table:number-columns-repeated="17"/>
          <table:table-cell table:style-name="ce10"/>
          <table:table-cell table:style-name="Default" table:number-columns-repeated="9"/>
          <table:table-cell table:style-name="ce12"/>
          <table:table-cell table:style-name="Default" table:number-columns-repeated="996"/>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052" calcext:value-type="float">
            <text:p>200.052</text:p>
          </table:table-cell>
          <table:table-cell office:value-type="float" office:value="200" calcext:value-type="float">
            <text:p>200</text:p>
          </table:table-cell>
          <table:table-cell office:value-type="float" office:value="0.0001" calcext:value-type="float">
            <text:p>0.0001</text:p>
          </table:table-cell>
          <table:table-cell office:value-type="string" calcext:value-type="string">
            <text:p>Inf</text:p>
          </table:table-cell>
          <table:table-cell office:value-type="float" office:value="5.49" calcext:value-type="float">
            <text:p>5.49</text:p>
          </table:table-cell>
          <table:table-cell office:value-type="float" office:value="0.1" calcext:value-type="float">
            <text:p>0.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785148891498" calcext:value-type="float">
            <text:p>-7.8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5:02</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5:0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02" calcext:value-type="float">
            <text:p>200.02</text:p>
          </table:table-cell>
          <table:table-cell office:value-type="float" office:value="200" calcext:value-type="float">
            <text:p>200</text:p>
          </table:table-cell>
          <table:table-cell office:value-type="float" office:value="0.0001" calcext:value-type="float">
            <text:p>0.0001</text:p>
          </table:table-cell>
          <table:table-cell office:value-type="string" calcext:value-type="string">
            <text:p>Inf</text:p>
          </table:table-cell>
          <table:table-cell office:value-type="float" office:value="5.49" calcext:value-type="float">
            <text:p>5.49</text:p>
          </table:table-cell>
          <table:table-cell office:value-type="float" office:value="1" calcext:value-type="float">
            <text:p>1</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785108062020" calcext:value-type="float">
            <text:p>-7.8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5:28</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5:28</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014" calcext:value-type="float">
            <text:p>200.014</text:p>
          </table:table-cell>
          <table:table-cell office:value-type="float" office:value="200" calcext:value-type="float">
            <text:p>200</text:p>
          </table:table-cell>
          <table:table-cell office:value-type="float" office:value="0.0001" calcext:value-type="float">
            <text:p>0.0001</text:p>
          </table:table-cell>
          <table:table-cell office:value-type="string" calcext:value-type="string">
            <text:p>Inf</text:p>
          </table:table-cell>
          <table:table-cell office:value-type="float" office:value="5.49" calcext:value-type="float">
            <text:p>5.49</text:p>
          </table:table-cell>
          <table:table-cell office:value-type="float" office:value="2" calcext:value-type="float">
            <text:p>2</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785100133403" calcext:value-type="float">
            <text:p>-7.8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5:49</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5:49</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table-cell office:value-type="string" calcext:value-type="string">
            <text:p>real data</text:p>
          </table:table-cell>
          <table:table-cell office:value-type="string" calcext:value-type="string">
            <text:p>Estimated</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0.8785" calcext:value-type="float">
            <text:p>0.8785</text:p>
          </table:table-cell>
          <table:table-cell office:value-type="float" office:value="0.878" calcext:value-type="float">
            <text:p>0.878</text:p>
          </table:table-cell>
          <table:table-cell office:value-type="float" office:value="0.879" calcext:value-type="float">
            <text:p>0.879</text:p>
          </table:table-cell>
          <table:table-cell office:value-type="float" office:value="200.001" calcext:value-type="float">
            <text:p>200.001</text:p>
          </table:table-cell>
          <table:table-cell office:value-type="float" office:value="200" calcext:value-type="float">
            <text:p>200</text:p>
          </table:table-cell>
          <table:table-cell office:value-type="float" office:value="0.0001" calcext:value-type="float">
            <text:p>0.0001</text:p>
          </table:table-cell>
          <table:table-cell office:value-type="string" calcext:value-type="string">
            <text:p>Inf</text:p>
          </table:table-cell>
          <table:table-cell office:value-type="float" office:value="5.49" calcext:value-type="float">
            <text:p>5.49</text:p>
          </table:table-cell>
          <table:table-cell office:value-type="float" office:value="5" calcext:value-type="float">
            <text:p>5</text:p>
          </table:table-cell>
          <table:table-cell office:value-type="float" office:value="0.0001" calcext:value-type="float">
            <text:p>0.0001</text:p>
          </table:table-cell>
          <table:table-cell office:value-type="string" calcext:value-type="string">
            <text:p>Inf</text:p>
          </table:table-cell>
          <table:table-cell office:value-type="float" office:value="2" calcext:value-type="float">
            <text:p>2</text:p>
          </table:table-cell>
          <table:table-cell office:value-type="float" office:value="-785083689477" calcext:value-type="float">
            <text:p>-7.85E+11</text:p>
          </table:table-cell>
          <table:table-cell office:value-type="float" office:value="0" calcext:value-type="float">
            <text:p>0</text:p>
          </table:table-cell>
          <table:table-cell table:number-columns-repeated="2"/>
          <table:table-cell office:value-type="float" office:value="378017.713" calcext:value-type="float">
            <text:p>378017.713</text:p>
          </table:table-cell>
          <table:table-cell office:value-type="float" office:value="-45391.354" calcext:value-type="float">
            <text:p>-45391.354</text:p>
          </table:table-cell>
          <table:table-cell office:value-type="float" office:value="347855.763" calcext:value-type="float">
            <text:p>347855.763</text:p>
          </table:table-cell>
          <table:table-cell office:value-type="float" office:value="314643.98" calcext:value-type="float">
            <text:p>314643.98</text:p>
          </table:table-cell>
          <table:table-cell office:value-type="float" office:value="26517.938" calcext:value-type="float">
            <text:p>26517.938</text:p>
          </table:table-cell>
          <table:table-cell office:value-type="float" office:value="-6.618" calcext:value-type="float">
            <text:p>-6.618</text:p>
          </table:table-cell>
          <table:table-cell table:style-name="ce11" office:value-type="string" calcext:value-type="string">
            <text:p>2022-01-30 13:56:10</text:p>
          </table:table-cell>
          <table:table-cell office:value-type="string" calcext:value-type="string">
            <text:p>Estimated parameters after convergence of the iterative method</text:p>
          </table:table-cell>
          <table:table-cell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6:1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 calcext:value-type="float">
            <text:p>1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6:11</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6:1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 calcext:value-type="float">
            <text:p>2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6:11</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6:11</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50" calcext:value-type="float">
            <text:p>5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6:12</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6:12</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100" calcext:value-type="float">
            <text:p>1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6:13</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First-pass OLS Estimat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12"/>
          <table:table-cell table:style-name="Default" office:value-type="float" office:value="0" calcext:value-type="float">
            <text:p>0</text:p>
          </table:table-cell>
          <table:table-cell table:style-name="Default" table:number-columns-repeated="4"/>
          <table:table-cell table:style-name="Default" office:value-type="float" office:value="312489.7" calcext:value-type="float">
            <text:p>312489.7</text:p>
          </table:table-cell>
          <table:table-cell table:style-name="Default" office:value-type="float" office:value="-110919.366" calcext:value-type="float">
            <text:p>-110919.366</text:p>
          </table:table-cell>
          <table:table-cell table:style-name="Default" office:value-type="float" office:value="282327.75" calcext:value-type="float">
            <text:p>282327.75</text:p>
          </table:table-cell>
          <table:table-cell table:style-name="Default" office:value-type="float" office:value="249115.967" calcext:value-type="float">
            <text:p>249115.967</text:p>
          </table:table-cell>
          <table:table-cell table:style-name="Default" office:value-type="float" office:value="32574.75" calcext:value-type="float">
            <text:p>32574.75</text:p>
          </table:table-cell>
          <table:table-cell table:style-name="Default" office:value-type="float" office:value="-108.555" calcext:value-type="float">
            <text:p>-108.555</text:p>
          </table:table-cell>
          <table:table-cell table:style-name="ce12" office:value-type="string" calcext:value-type="string">
            <text:p>2022-01-30 13:56:13</text:p>
          </table:table-cell>
          <table:table-cell table:style-name="Default" office:value-type="string" calcext:value-type="string">
            <text:p>This is the first-pass OLS estimate of b₀ᵢ and β using real data (using GLS with the identity matrix).</text:p>
          </table:table-cell>
          <table:table-cell table:style-name="Default" table:number-columns-repeated="995"/>
        </table:table-row>
        <table:table-row table:style-name="ro1" table:visibility="filter">
          <table:table-cell table:style-name="Default" office:value-type="string" calcext:value-type="string">
            <text:p>real data</text:p>
          </table:table-cell>
          <table:table-cell table:style-name="Default" office:value-type="string" calcext:value-type="string">
            <text:p>Estimated</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number-columns-repeated="2" table:style-name="Default" office:value-type="float" office:value="0.8785" calcext:value-type="float">
            <text:p>0.8785</text:p>
          </table:table-cell>
          <table:table-cell table:style-name="Default" office:value-type="float" office:value="0.878" calcext:value-type="float">
            <text:p>0.878</text:p>
          </table:table-cell>
          <table:table-cell table:style-name="Default" office:value-type="float" office:value="0.879" calcext:value-type="float">
            <text:p>0.879</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number-columns-repeated="2" table:style-name="Default" office:value-type="float" office:value="200" calcext:value-type="float">
            <text:p>200</text:p>
          </table:table-cell>
          <table:table-cell table:style-name="Default" office:value-type="float" office:value="0.0001" calcext:value-type="float">
            <text:p>0.0001</text:p>
          </table:table-cell>
          <table:table-cell table:style-name="Default" office:value-type="string" calcext:value-type="string">
            <text:p>Inf</text:p>
          </table:table-cell>
          <table:table-cell table:style-name="Default" office:value-type="float" office:value="2" calcext:value-type="float">
            <text:p>2</text:p>
          </table:table-cell>
          <table:table-cell table:style-name="Default" office:value-type="string" calcext:value-type="string">
            <text:p>-Inf</text:p>
          </table:table-cell>
          <table:table-cell table:style-name="Default" office:value-type="float" office:value="0" calcext:value-type="float">
            <text:p>0</text:p>
          </table:table-cell>
          <table:table-cell table:style-name="Default" table:number-columns-repeated="2"/>
          <table:table-cell table:style-name="Default" office:value-type="float" office:value="378017.713" calcext:value-type="float">
            <text:p>378017.713</text:p>
          </table:table-cell>
          <table:table-cell table:style-name="Default" office:value-type="float" office:value="-45391.354" calcext:value-type="float">
            <text:p>-45391.354</text:p>
          </table:table-cell>
          <table:table-cell table:style-name="Default" office:value-type="float" office:value="347855.763" calcext:value-type="float">
            <text:p>347855.763</text:p>
          </table:table-cell>
          <table:table-cell table:style-name="Default" office:value-type="float" office:value="314643.98" calcext:value-type="float">
            <text:p>314643.98</text:p>
          </table:table-cell>
          <table:table-cell table:style-name="Default" office:value-type="float" office:value="26517.938" calcext:value-type="float">
            <text:p>26517.938</text:p>
          </table:table-cell>
          <table:table-cell table:style-name="Default" office:value-type="float" office:value="-6.618" calcext:value-type="float">
            <text:p>-6.618</text:p>
          </table:table-cell>
          <table:table-cell table:style-name="ce12" office:value-type="string" calcext:value-type="string">
            <text:p>2022-01-30 13:56:14</text:p>
          </table:table-cell>
          <table:table-cell table:style-name="Default" office:value-type="string" calcext:value-type="string">
            <text:p>Estimated parameters after convergence of the iterative method</text:p>
          </table:table-cell>
          <table:table-cell table:style-name="Default" table:number-columns-repeated="995"/>
        </table:table-row>
        <table:table-row table:style-name="ro1" table:visibility="filter">
          <table:table-cell table:style-name="Default"/>
          <table:table-cell table:style-name="Default" office:value-type="string" calcext:value-type="string">
            <text:p>blank line</text:p>
          </table:table-cell>
          <table:table-cell table:style-name="Default" office:value-type="float" office:value="4" calcext:value-type="float">
            <text:p>4</text:p>
          </table:table-cell>
          <table:table-cell table:style-name="Default" office:value-type="float" office:value="60" calcext:value-type="float">
            <text:p>60</text:p>
          </table:table-cell>
          <table:table-cell table:style-name="Default" table:number-columns-repeated="24"/>
          <table:table-cell table:style-name="Default" office:value-type="string" calcext:value-type="string">
            <text:p>Row intentionally left blank for visual reasons.</text:p>
          </table:table-cell>
          <table:table-cell table:style-name="Default" table:number-columns-repeated="995"/>
        </table:table-row>
        <table:table-row table:style-name="ro1">
          <table:table-cell table:number-columns-repeated="1024"/>
        </table:table-row>
        <table:table-row table:style-name="ro2">
          <table:table-cell table:number-columns-repeated="2"/>
          <table:table-cell table:style-name="ce3" office:value-type="string" calcext:value-type="string" table:number-columns-spanned="16" table:number-rows-spanned="1">
            <text:p>Notes:</text:p>
            <text:p>1. All estimation runs had the same lower and upper parameter bounds: [0,0,0] and [1, inf, inf]</text:p>
            <text:p/>
            <text:p>2. Iterations included all combinations of staring values for sigma’s of [0.1, 1, 2, 5, 10, 20, 50, 100, 200]</text:p>
            <text:p/>
            <text:p>3. The rows that are missing (e.g., sigma_a^2 staring at 200, sigma_u^2 staring at 10) did not converge and</text:p>
            <text:p>     teported -inf values for the log likelihood. This could indicate the need for more decimals in the precision of the numbers being used – we’re currenlty limited to double precision, but there are ways this could be increased if we think the true values of the parameter may be in the areas hidden by this precision issue (see note 4).</text:p>
            <text:p/>
            <text:p>4. A Contour plot of the log likelihood resulted in “2022-01-30 LL plot of starting values.png”, where the blank areas in the top right of the plot are where the LL returned -inf</text:p>
            <text:p/>
            <text:p>5. Note that the LL is getting more negative as the starting value of sigma_a^2 increases. The total search range is unchanged (see note 1), which to me is an indication that the minimization function is not finding the global minimum – it is minimizing the negative LL, and -2.6E11 larger than -7.85E11, so the first row should be a better minimum than the last row. But the algorithm does not find it’s way back to (0.1, 0.1) when starting from (200, 5) for example. This is an indication to me that there’s some needed tweaking of the default gradient descent method and that our function might be lumpy. </text:p>
            <text:p/>
            <text:p>6. I double checked that the ending estimation of the region fixed effects and time trends are identical (down to some 8<text:span text:style-name="T1">th</text:span> decimal) between all the valid results listed here. Which means, the residuals used in all the estimations above are pretty much identical. So the only difference between all the above estimations is the starting value for the search</text:p>
          </table:table-cell>
          <table:covered-table-cell table:number-columns-repeated="15"/>
          <table:table-cell table:number-columns-repeated="1006"/>
        </table:table-row>
        <table:table-row table:style-name="ro1" table:number-rows-repeated="10483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realdata_estimation_results_log.A1:realdata_estimation_results_log.AC29" table:display-filter-buttons="true">
          <table:filter>
            <table:filter-and>
              <table:filter-condition table:field-number="16" table:value="2" table:operator="="/>
              <table:filter-condition table:field-number="17" table:value="-259954175581" table:operator="=">
                <table:filter-set-item table:value="-259954175581"/>
                <table:filter-set-item table:value="-259955000948"/>
                <table:filter-set-item table:value="-259960720806"/>
                <table:filter-set-item table:value="-259977413233"/>
                <table:filter-set-item table:value="-260287498977"/>
                <table:filter-set-item table:value="-267754872289"/>
                <table:filter-set-item table:value="-267791579490"/>
                <table:filter-set-item table:value="-267910664001"/>
                <table:filter-set-item table:value="-268042170896"/>
                <table:filter-set-item table:value="-268332384810"/>
                <table:filter-set-item table:value="-276161905985"/>
                <table:filter-set-item table:value="-276235993215"/>
                <table:filter-set-item table:value="-276397469742"/>
                <table:filter-set-item table:value="-276520782761"/>
                <table:filter-set-item table:value="-276714653158"/>
                <table:filter-set-item table:value="-299733718323"/>
                <table:filter-set-item table:value="-299849166287"/>
                <table:filter-set-item table:value="-300001421474"/>
                <table:filter-set-item table:value="-300081020665"/>
                <table:filter-set-item table:value="-300186248439"/>
                <table:filter-set-item table:value="-334167047951"/>
                <table:filter-set-item table:value="-334282899027"/>
                <table:filter-set-item table:value="-334396853974"/>
                <table:filter-set-item table:value="-334446401585"/>
                <table:filter-set-item table:value="-334517974192"/>
                <table:filter-set-item table:value="-389922206210"/>
                <table:filter-set-item table:value="-390017750586"/>
                <table:filter-set-item table:value="-390095075579"/>
                <table:filter-set-item table:value="-390125049428"/>
                <table:filter-set-item table:value="-390180858529"/>
                <table:filter-set-item table:value="-504529195586"/>
                <table:filter-set-item table:value="-504574123334"/>
                <table:filter-set-item table:value="-504590281070"/>
                <table:filter-set-item table:value="-504636966439"/>
                <table:filter-set-item table:value="-626782113905"/>
                <table:filter-set-item table:value="-626811425090"/>
                <table:filter-set-item table:value="-626822300754"/>
                <table:filter-set-item table:value="-626865353378"/>
                <table:filter-set-item table:value="-785083689477"/>
                <table:filter-set-item table:value="-785100133403"/>
                <table:filter-set-item table:value="-785108062020"/>
                <table:filter-set-item table:value="-785148891498"/>
              </table:filter-condition>
            </table:filter-and>
          </table:filter>
          <table:sort>
            <table:sort-by table:field-number="9"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1.1283in" fo:margin-bottom="0.7874in" fo:margin-left="0.5118in" fo:margin-right="0.429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1-30T15:56:25.314363791</dc:date>
    <meta:editing-duration>PT30M40S</meta:editing-duration>
    <meta:editing-cycles>4</meta:editing-cycles>
    <meta:generator>LibreOffice/6.4.7.2$Linux_X86_64 LibreOffice_project/40$Build-2</meta:generator>
    <meta:print-date>2022-01-30T15:57:03.580729403</meta:print-date>
    <meta:document-statistic meta:table-count="1" meta:cell-count="3594" meta:object-count="0"/>
  </office:meta>
</office:document-meta>
</file>